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older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older.ErrorHolder( Error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older.printStackTrace( PrintWriter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older.printStackTrace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older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